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9000000041A064902E2B93D843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5.9813in" fo:margin-left="-0.075in" fo:margin-top="0in" fo:margin-bottom="0in" table:align="left" style:writing-mode="lr-tb"/>
    </style:style>
    <style:style style:name="Table1.A" style:family="table-column">
      <style:table-column-properties style:column-width="1.3542in"/>
    </style:style>
    <style:style style:name="Table1.B" style:family="table-column">
      <style:table-column-properties style:column-width="4.6264in"/>
    </style:style>
    <style:style style:name="Table1.1" style:family="table-row">
      <style:table-row-properties style:min-row-height="0.234in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1.6" style:family="table-row">
      <style:table-row-properties fo:keep-together="auto"/>
    </style:style>
    <style:style style:name="Table2" style:family="table">
      <style:table-properties style:width="6.3743in" fo:margin-left="-0.0785in" fo:margin-top="0in" fo:margin-bottom="0in" table:align="left" style:writing-mode="lr-tb"/>
    </style:style>
    <style:style style:name="Table2.A" style:family="table-column">
      <style:table-column-properties style:column-width="1.0597in"/>
    </style:style>
    <style:style style:name="Table2.B" style:family="table-column">
      <style:table-column-properties style:column-width="0.7875in"/>
    </style:style>
    <style:style style:name="Table2.C" style:family="table-column">
      <style:table-column-properties style:column-width="2.7556in"/>
    </style:style>
    <style:style style:name="Table2.D" style:family="table-column">
      <style:table-column-properties style:column-width="1.770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2.A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3" style:family="table">
      <style:table-properties style:width="6.375in" fo:margin-left="-0.0785in" fo:margin-top="0in" fo:margin-bottom="0in" table:align="left" style:writing-mode="lr-tb"/>
    </style:style>
    <style:style style:name="Table3.A" style:family="table-column">
      <style:table-column-properties style:column-width="0.5674in"/>
    </style:style>
    <style:style style:name="Table3.B" style:family="table-column">
      <style:table-column-properties style:column-width="2.0757in"/>
    </style:style>
    <style:style style:name="Table3.C" style:family="table-column">
      <style:table-column-properties style:column-width="3.7319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3.A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4" style:family="table">
      <style:table-properties style:width="6.375in" fo:margin-left="-0.0785in" fo:margin-top="0in" fo:margin-bottom="0in" table:align="left" style:writing-mode="lr-tb"/>
    </style:style>
    <style:style style:name="Table4.A" style:family="table-column">
      <style:table-column-properties style:column-width="0.5674in"/>
    </style:style>
    <style:style style:name="Table4.B" style:family="table-column">
      <style:table-column-properties style:column-width="2.0757in"/>
    </style:style>
    <style:style style:name="Table4.C" style:family="table-column">
      <style:table-column-properties style:column-width="3.7319in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4.A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5" style:family="table">
      <style:table-properties style:width="6.375in" fo:margin-left="-0.0785in" fo:margin-top="0in" fo:margin-bottom="0in" table:align="left" style:writing-mode="lr-tb"/>
    </style:style>
    <style:style style:name="Table5.A" style:family="table-column">
      <style:table-column-properties style:column-width="0.5674in"/>
    </style:style>
    <style:style style:name="Table5.B" style:family="table-column">
      <style:table-column-properties style:column-width="2.0757in"/>
    </style:style>
    <style:style style:name="Table5.C" style:family="table-column">
      <style:table-column-properties style:column-width="3.7319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5.A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6" style:family="table">
      <style:table-properties style:width="6.375in" fo:margin-left="-0.0785in" fo:margin-top="0in" fo:margin-bottom="0in" table:align="left" style:writing-mode="lr-tb"/>
    </style:style>
    <style:style style:name="Table6.A" style:family="table-column">
      <style:table-column-properties style:column-width="0.5674in"/>
    </style:style>
    <style:style style:name="Table6.B" style:family="table-column">
      <style:table-column-properties style:column-width="2.7556in"/>
    </style:style>
    <style:style style:name="Table6.C" style:family="table-column">
      <style:table-column-properties style:column-width="3.0521in"/>
    </style:style>
    <style:style style:name="Table6.1" style:family="table-row">
      <style:table-row-properties style:min-row-height="0.284in" fo:keep-together="auto"/>
    </style:style>
    <style:style style:name="Table6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6.A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6.3" style:family="table-row">
      <style:table-row-properties style:min-row-height="0.2729in" fo:keep-together="auto"/>
    </style:style>
    <style:style style:name="Table7" style:family="table">
      <style:table-properties style:width="6.4549in" fo:margin-left="-0.0785in" fo:margin-top="0in" fo:margin-bottom="0in" table:align="left" style:writing-mode="lr-tb"/>
    </style:style>
    <style:style style:name="Table7.A" style:family="table-column">
      <style:table-column-properties style:column-width="1.725in"/>
    </style:style>
    <style:style style:name="Table7.B" style:family="table-column">
      <style:table-column-properties style:column-width="0.9264in"/>
    </style:style>
    <style:style style:name="Table7.C" style:family="table-column">
      <style:table-column-properties style:column-width="1.9521in"/>
    </style:style>
    <style:style style:name="Table7.D" style:family="table-column">
      <style:table-column-properties style:column-width="1.8507in"/>
    </style:style>
    <style:style style:name="Table7.1" style:family="table-row">
      <style:table-row-properties style:min-row-height="0.2771in" fo:keep-together="auto"/>
    </style:style>
    <style:style style:name="Table7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7.B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7.D1" style:family="table-cell">
      <style:table-cell-properties fo:padding-left="0.0785in" fo:padding-right="0.075in" fo:padding-top="0in" fo:padding-bottom="0in" fo:border="0.5pt solid #00000a"/>
    </style:style>
    <style:style style:name="Table7.3" style:family="table-row">
      <style:table-row-properties style:min-row-height="0.2889in" fo:keep-together="auto"/>
    </style:style>
    <style:style style:name="Table7.4" style:family="table-row">
      <style:table-row-properties style:min-row-height="1.1333in" fo:keep-together="auto"/>
    </style:style>
    <style:style style:name="Table12" style:family="table">
      <style:table-properties style:width="6.4493in" fo:margin-left="-0.0785in" fo:margin-top="0in" fo:margin-bottom="0in" table:align="left" style:writing-mode="lr-tb"/>
    </style:style>
    <style:style style:name="Table12.A" style:family="table-column">
      <style:table-column-properties style:column-width="0.5674in"/>
    </style:style>
    <style:style style:name="Table12.B" style:family="table-column">
      <style:table-column-properties style:column-width="2.4257in"/>
    </style:style>
    <style:style style:name="Table12.C" style:family="table-column">
      <style:table-column-properties style:column-width="1.1181in"/>
    </style:style>
    <style:style style:name="Table12.D" style:family="table-column">
      <style:table-column-properties style:column-width="1.1806in"/>
    </style:style>
    <style:style style:name="Table12.E" style:family="table-column">
      <style:table-column-properties style:column-width="1.1576in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d9d9d9" fo:padding-left="0.0785in" fo:padding-right="0.075in" fo:padding-top="0in" fo:padding-bottom="0in" fo:border="0.5pt solid #00000a">
        <style:background-image/>
      </style:table-cell-properties>
    </style:style>
    <style:style style:name="Table12.A2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Kopfzeile2Departement">
      <style:text-properties fo:font-weight="bold" style:font-weight-asian="bold"/>
    </style:style>
    <style:style style:name="P2" style:family="paragraph" style:parent-style-name="Title" style:master-page-name="First_20_Page">
      <style:paragraph-properties style:page-number="auto"/>
    </style:style>
    <style:style style:name="P3" style:family="paragraph" style:parent-style-name="Heading_20_1" style:list-style-name="WWNum23">
      <style:paragraph-properties fo:break-before="page"/>
    </style:style>
    <style:style style:name="P4" style:family="paragraph" style:parent-style-name="Heading_20_1" style:list-style-name="WWNum23"/>
    <style:style style:name="P5" style:family="paragraph" style:parent-style-name="Heading_20_1" style:list-style-name="">
      <style:paragraph-properties fo:margin-left="0.5909in" fo:margin-right="0in" fo:text-indent="-0.5909in" style:auto-text-indent="false"/>
    </style:style>
    <style:style style:name="P6" style:family="paragraph" style:parent-style-name="Text_5f_CDB">
      <style:text-properties fo:language="de" fo:country="CH"/>
    </style:style>
    <style:style style:name="P7" style:family="paragraph" style:parent-style-name="Text_5f_CDB">
      <style:text-properties fo:language="de" fo:country="CH" officeooo:rsid="0000da46" officeooo:paragraph-rsid="0000da46"/>
    </style:style>
    <style:style style:name="P8" style:family="paragraph" style:parent-style-name="Text_5f_CDB" style:list-style-name="L3">
      <style:text-properties fo:language="de" fo:country="CH" officeooo:rsid="0000da46" officeooo:paragraph-rsid="0000da46"/>
    </style:style>
    <style:style style:name="P9" style:family="paragraph" style:parent-style-name="Text_5f_CDB">
      <style:text-properties fo:language="de" fo:country="CH" officeooo:rsid="000194f3" officeooo:paragraph-rsid="000194f3"/>
    </style:style>
    <style:style style:name="P10" style:family="paragraph" style:parent-style-name="Text_5f_CDB" style:list-style-name="L1">
      <style:text-properties fo:language="de" fo:country="DE" officeooo:rsid="0000da46" officeooo:paragraph-rsid="0000da46" style:language-asian="de" style:country-asian="CH"/>
    </style:style>
    <style:style style:name="P11" style:family="paragraph" style:parent-style-name="Text_5f_CDB">
      <style:text-properties fo:font-weight="bold" style:font-weight-asian="bold"/>
    </style:style>
    <style:style style:name="P12" style:family="paragraph" style:parent-style-name="Text_5f_CDB">
      <style:text-properties officeooo:rsid="0000da46" officeooo:paragraph-rsid="0000da46"/>
    </style:style>
    <style:style style:name="P13" style:family="paragraph" style:parent-style-name="Text_5f_CDB" style:list-style-name="L2">
      <style:text-properties officeooo:rsid="0000da46" officeooo:paragraph-rsid="0000da46"/>
    </style:style>
    <style:style style:name="P14" style:family="paragraph" style:parent-style-name="Text_5f_CDB">
      <style:text-properties style:font-name="monospace" fo:language="de" fo:country="CH" officeooo:rsid="000194f3" officeooo:paragraph-rsid="000194f3"/>
    </style:style>
    <style:style style:name="P15" style:family="paragraph" style:parent-style-name="Text_5f_CDB">
      <style:text-properties officeooo:paragraph-rsid="000194f3"/>
    </style:style>
    <style:style style:name="P16" style:family="paragraph" style:parent-style-name="Text_5f_CDB">
      <style:paragraph-properties fo:break-before="page"/>
      <style:text-properties fo:language="de" fo:country="CH" officeooo:paragraph-rsid="000194f3"/>
    </style:style>
    <style:style style:name="P17" style:family="paragraph" style:parent-style-name="Heading_20_2" style:list-style-name="WWNum23"/>
    <style:style style:name="T1" style:family="text">
      <style:text-properties fo:language="de" fo:country="CH"/>
    </style:style>
    <style:style style:name="T2" style:family="text">
      <style:text-properties fo:language="de" fo:country="CH" fo:font-style="italic" style:font-style-asian="italic"/>
    </style:style>
    <style:style style:name="T3" style:family="text">
      <style:text-properties fo:language="de" fo:country="CH" officeooo:rsid="000194f3"/>
    </style:style>
    <style:style style:name="T4" style:family="text">
      <style:text-properties style:font-name="Calibri" fo:language="en" fo:country="US" style:font-name-asian="ＭＳ 明朝" style:language-asian="en" style:country-asian="US" style:font-name-complex="F"/>
    </style:style>
    <style:style style:name="T5" style:family="text">
      <style:text-properties fo:font-weight="bold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officeooo:rsid="0000da46"/>
    </style:style>
    <style:style style:name="T8" style:family="text">
      <style:text-properties fo:color="#000000" fo:background-color="#ffffff" loext:char-shading-value="0"/>
    </style:style>
    <style:style style:name="fr1" style:family="graphic" style:parent-style-name="Graphics">
      <style:graphic-properties fo:margin-left="0.1457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stkonzept<text:bookmark text:name="_GoBack"/></text:p>
      <text:p text:style-name="Title"/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Text_5f_CDB"><text:span text:style-name="T1">Auftraggeber</text:span></text:p>
            </table:table-cell>
            <table:table-cell table:style-name="Table1.A1" office:value-type="string">
              <text:p text:style-name="P6"/>
            </table:table-cell>
          </table:table-row>
        </table:table-header-rows>
        <table:table-row table:style-name="Table1.2">
          <table:table-cell table:style-name="Table1.A1" office:value-type="string">
            <text:p text:style-name="Text_5f_CDB"><text:span text:style-name="T1">Projektleiter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3">
          <table:table-cell table:style-name="Table1.A1" office:value-type="string">
            <text:p text:style-name="Text_5f_CDB"><text:span text:style-name="T1">Autor</text:span></text:p>
          </table:table-cell>
          <table:table-cell table:style-name="Table1.A1" office:value-type="string">
            <text:p text:style-name="P6"/>
          </table:table-cell>
        </table:table-row>
        <table:table-row table:style-name="Table1.4">
          <table:table-cell table:style-name="Table1.A1" office:value-type="string">
            <text:p text:style-name="Text_5f_CDB"><text:span text:style-name="T1">Klassifizierung</text:span></text:p>
          </table:table-cell>
          <table:table-cell table:style-name="Table1.A1" office:value-type="string">
            <text:p text:style-name="Text_5f_CDB"><text:span text:style-name="T1">Nicht klassifiziert, Intern, Vertraulich, GEHEIM</text:span></text:p>
          </table:table-cell>
        </table:table-row>
        <table:table-row table:style-name="Table1.5">
          <table:table-cell table:style-name="Table1.A1" office:value-type="string">
            <text:p text:style-name="Text_5f_CDB"><text:span text:style-name="T1">Status</text:span></text:p>
          </table:table-cell>
          <table:table-cell table:style-name="Table1.A1" office:value-type="string">
            <text:p text:style-name="Text_5f_CDB"><text:span text:style-name="T1">In Arbeit, Genehmigt</text:span></text:p>
          </table:table-cell>
        </table:table-row>
        <table:table-row table:style-name="Table1.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p text:style-name="Text_5f_CDB"><text:span text:style-name="T1">Änderungsverzeichni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Text_5f_CDB"><text:span text:style-name="T1">Datum<text:tab/></text:span></text:p>
            </table:table-cell>
            <table:table-cell table:style-name="Table2.A1" office:value-type="string">
              <text:p text:style-name="Text_5f_CDB"><text:span text:style-name="T1">Version</text:span></text:p>
            </table:table-cell>
            <table:table-cell table:style-name="Table2.A1" office:value-type="string">
              <text:p text:style-name="Text_5f_CDB"><text:span text:style-name="T1">Änderung</text:span></text:p>
            </table:table-cell>
            <table:table-cell table:style-name="Table2.A1" office:value-type="string">
              <text:p text:style-name="Text_5f_CDB"><text:span text:style-name="T1">Autor</text:span>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7">15.05.2017</text:p>
          </table:table-cell>
          <table:table-cell table:style-name="Table2.A2" office:value-type="string">
            <text:p text:style-name="P7">1.0.0</text:p>
          </table:table-cell>
          <table:table-cell table:style-name="Table2.A2" office:value-type="string">
            <text:p text:style-name="P7">Initiale Erstellung</text:p>
          </table:table-cell>
          <table:table-cell table:style-name="Table2.A2" office:value-type="string">
            <text:p text:style-name="P7">William Habelt</text:p>
          </table:table-cell>
        </table:table-row>
        <table:table-row table:style-name="Table2.1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  <table:table-row table:style-name="Table2.1"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</table:table-row>
      </table:table>
      <text:p text:style-name="P6"/>
      <text:p text:style-name="Text_5f_CDB"><text:span text:style-name="T1">Inhaltsverzeichnis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Contents_20_1">1<text:span text:style-name="T4"><text:tab/></text:span>Testziele<text:tab/>2</text:p>
          <text:p text:style-name="Contents_20_1">2<text:span text:style-name="T4"><text:tab/></text:span>Testobjekte<text:tab/>2</text:p>
          <text:p text:style-name="Contents_20_1">3<text:span text:style-name="T4"><text:tab/></text:span>Testarten<text:tab/>2</text:p>
          <text:p text:style-name="Contents_20_1">4<text:span text:style-name="T4"><text:tab/></text:span>Testabdeckung<text:tab/>2</text:p>
          <text:p text:style-name="Contents_20_1">5<text:span text:style-name="T4"><text:tab/></text:span>Testrahmen<text:tab/>2</text:p>
          <text:p text:style-name="Contents_20_2">5.1<text:span text:style-name="T4"><text:tab/></text:span>Testvoraussetzungen<text:tab/>2</text:p>
          <text:p text:style-name="Contents_20_2">5.2<text:span text:style-name="T4"><text:tab/></text:span>Fehlerklassen<text:tab/>2</text:p>
          <text:p text:style-name="Contents_20_2">5.3<text:span text:style-name="T4"><text:tab/></text:span>Start- und Abbruchbedingungen<text:tab/>3</text:p>
          <text:p text:style-name="Contents_20_1">6<text:span text:style-name="T4"><text:tab/></text:span>Testinfrastruktur<text:tab/>3</text:p>
          <text:p text:style-name="Contents_20_2">6.1<text:span text:style-name="T4"><text:tab/></text:span>Testsystem<text:tab/>3</text:p>
          <text:p text:style-name="Contents_20_2">6.2<text:span text:style-name="T4"><text:tab/></text:span>Testdaten<text:tab/>3</text:p>
          <text:p text:style-name="Contents_20_2">6.3<text:span text:style-name="T4"><text:tab/></text:span>Testhilfsmittel<text:tab/>3</text:p>
          <text:p text:style-name="Contents_20_1">7<text:span text:style-name="T4"><text:tab/></text:span>Testfallbeschreibungen<text:tab/>3</text:p>
          <text:p text:style-name="Contents_20_1">8<text:span text:style-name="T4"><text:tab/></text:span>Testplan<text:tab/>3</text:p>
          <text:p text:style-name="P6"/>
        </text:index-body>
      </text:table-of-content>
      <text:list xml:id="list7166160278718877306" text:style-name="WWNum23">
        <text:list-item>
          <text:h text:style-name="P3" text:outline-level="1"><text:bookmark-start text:name="_Toc391884279"/><text:bookmark-start text:name="_Toc400697044"/>Testziele<text:bookmark-end text:name="_Toc391884279"/><text:bookmark-end text:name="_Toc400697044"/></text:h>
        </text:list-item>
      </text:list>
      <text:list xml:id="list4938984871514046065" text:style-name="L1">
        <text:list-item>
          <text:p text:style-name="P10">Fehlerquellen Entdecken</text:p>
        </text:list-item>
        <text:list-item>
          <text:p text:style-name="P10">Grenzfälle testen</text:p>
        </text:list-item>
        <text:list-item>
          <text:p text:style-name="P10">Fehleingaben sollen korrekt behandelt werden</text:p>
        </text:list-item>
        <text:list-item>
          <text:p text:style-name="P10">Systemabstürze vermeiden/vermindern</text:p>
        </text:list-item>
      </text:list>
      <text:list xml:id="list165258310839540" text:continue-list="list7166160278718877306" text:style-name="WWNum23">
        <text:list-item>
          <text:h text:style-name="P4" text:outline-level="1"><text:bookmark-start text:name="_Toc391884280"/><text:bookmark-start text:name="_Toc400697045"/>Testobjekte<text:bookmark-end text:name="_Toc391884280"/><text:bookmark-end text:name="_Toc400697045"/></text:h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Text_5f_CDB">Nr</text:p>
            </table:table-cell>
            <table:table-cell table:style-name="Table3.A1" office:value-type="string">
              <text:p text:style-name="Text_5f_CDB">Objekt</text:p>
            </table:table-cell>
            <table:table-cell table:style-name="Table3.A1" office:value-type="string">
              <text:p text:style-name="Text_5f_CDB">Beschreibung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Text_5f_CDB">1</text:p>
          </table:table-cell>
          <table:table-cell table:style-name="Table3.A2" office:value-type="string">
            <text:p text:style-name="P12">Interface</text:p>
          </table:table-cell>
          <table:table-cell table:style-name="Table3.A2" office:value-type="string">
            <text:p text:style-name="P12">Funktionalität und Sinnvolle Rückmeldungen</text:p>
          </table:table-cell>
        </table:table-row>
        <table:table-row table:style-name="Table3.1">
          <table:table-cell table:style-name="Table3.A2" office:value-type="string">
            <text:p text:style-name="Text_5f_CDB">2</text:p>
          </table:table-cell>
          <table:table-cell table:style-name="Table3.A2" office:value-type="string">
            <text:p text:style-name="P12">Datenbank</text:p>
          </table:table-cell>
          <table:table-cell table:style-name="Table3.A2" office:value-type="string">
            <text:p text:style-name="P12">Korrekte Datenverwaltung und Struktur</text:p>
          </table:table-cell>
        </table:table-row>
      </table:table>
      <text:p text:style-name="Text_5f_CDB"/>
      <text:p text:style-name="Text_5f_CDB"/>
      <text:list xml:id="list165258872517217" text:continue-numbering="true" text:style-name="WWNum23">
        <text:list-item>
          <text:h text:style-name="P4" text:outline-level="1"><text:bookmark-start text:name="_Toc391884281"/><text:bookmark-start text:name="_Toc400697046"/>Testarten<text:bookmark-end text:name="_Toc391884281"/><text:bookmark-end text:name="_Toc400697046"/></text:h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Text_5f_CDB">Nr</text:p>
            </table:table-cell>
            <table:table-cell table:style-name="Table4.A1" office:value-type="string">
              <text:p text:style-name="Text_5f_CDB">Testart</text:p>
            </table:table-cell>
            <table:table-cell table:style-name="Table4.A1" office:value-type="string">
              <text:p text:style-name="Text_5f_CDB">Beschreibung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Text_5f_CDB">1</text:p>
          </table:table-cell>
          <table:table-cell table:style-name="Table4.A2" office:value-type="string">
            <text:p text:style-name="P12">Blackbox Testing</text:p>
          </table:table-cell>
          <table:table-cell table:style-name="Table4.A2" office:value-type="string">
            <text:p text:style-name="P12">Alle Funktionen werden ohne Rücksicht auf den Code mit Sinnvollen eingaben getestet</text:p>
          </table:table-cell>
        </table:table-row>
        <table:table-row table:style-name="Table4.1">
          <table:table-cell table:style-name="Table4.A2" office:value-type="string">
            <text:p text:style-name="Text_5f_CDB">2</text:p>
          </table:table-cell>
          <table:table-cell table:style-name="Table4.A2" office:value-type="string">
            <text:p text:style-name="P12">Whitebox Testing</text:p>
          </table:table-cell>
          <table:table-cell table:style-name="Table4.A2" office:value-type="string">
            <text:p text:style-name="P12">Grenzfälle und Intentionelle Fehleingaben werden getestet.</text:p>
          </table:table-cell>
        </table:table-row>
      </table:table>
      <text:p text:style-name="Text_5f_CDB"/>
      <text:p text:style-name="Text_5f_CDB"/>
      <text:list xml:id="list165259027445824" text:continue-numbering="true" text:style-name="WWNum23">
        <text:list-item>
          <text:h text:style-name="P4" text:outline-level="1"><text:bookmark-start text:name="_Toc391884282"/><text:bookmark-start text:name="_Toc400697047"/>Testabdeckung<text:bookmark-end text:name="_Toc391884282"/><text:bookmark-end text:name="_Toc400697047"/></text:h>
        </text:list-item>
      </text:list>
      <text:p text:style-name="Text_5f_CDB"><text:span text:style-name="T5">Übersicht Testfälle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Text_5f_CDB">Nr</text:p>
            </table:table-cell>
            <table:table-cell table:style-name="Table5.A1" office:value-type="string">
              <text:p text:style-name="Text_5f_CDB">Testobjekt</text:p>
            </table:table-cell>
            <table:table-cell table:style-name="Table5.A1" office:value-type="string">
              <text:p text:style-name="Text_5f_CDB">Testfälle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ext_5f_CDB">1</text:p>
          </table:table-cell>
          <table:table-cell table:style-name="Table5.A2" office:value-type="string">
            <text:p text:style-name="Text_5f_CDB"/>
          </table:table-cell>
          <table:table-cell table:style-name="Table5.A2" office:value-type="string">
            <text:p text:style-name="Text_5f_CDB"/>
          </table:table-cell>
        </table:table-row>
        <table:table-row table:style-name="Table5.1">
          <table:table-cell table:style-name="Table5.A2" office:value-type="string">
            <text:p text:style-name="Text_5f_CDB">2</text:p>
          </table:table-cell>
          <table:table-cell table:style-name="Table5.A2" office:value-type="string">
            <text:p text:style-name="Text_5f_CDB"/>
          </table:table-cell>
          <table:table-cell table:style-name="Table5.A2" office:value-type="string">
            <text:p text:style-name="Text_5f_CDB"/>
          </table:table-cell>
        </table:table-row>
      </table:table>
      <text:p text:style-name="Text_5f_CDB"/>
      <text:p text:style-name="Text_5f_CDB"><text:span text:style-name="T5">Beurteilung Testziele und Testabdeckung</text:span></text:p>
      <text:p text:style-name="P11"/>
      <text:p text:style-name="Text_5f_CDB"/>
      <text:list xml:id="list165257776909434" text:continue-numbering="true" text:style-name="WWNum23">
        <text:list-item>
          <text:h text:style-name="P4" text:outline-level="1"><text:bookmark-start text:name="_Toc391884283"/><text:bookmark-start text:name="_Toc400697048"/>Testrahmen<text:bookmark-end text:name="_Toc391884283"/><text:bookmark-end text:name="_Toc400697048"/> </text:h>
          <text:list>
            <text:list-item>
              <text:h text:style-name="P17" text:outline-level="2"><text:bookmark-start text:name="_Toc391884284"/><text:bookmark-start text:name="_Toc400697049"/>Testvoraussetzungen<text:bookmark-end text:name="_Toc391884284"/><text:bookmark-end text:name="_Toc400697049"/> </text:h>
            </text:list-item>
          </text:list>
        </text:list-item>
      </text:list>
      <text:p text:style-name="Text_5f_CDB"><text:span text:style-name="T7">Entwickler kennt die Umgebung und hat GIS-Kenntnisse</text:span></text:p>
      <text:p text:style-name="Text_5f_CDB"/>
      <text:list xml:id="list165259208342242" text:continue-numbering="true" text:style-name="WWNum23">
        <text:list-item>
          <text:list>
            <text:list-item>
              <text:h text:style-name="P17" text:outline-level="2"><text:bookmark-start text:name="_Toc391884285"/><text:bookmark-start text:name="_Toc400697050"/>Fehlerklassen<text:bookmark-end text:name="_Toc391884285"/><text:bookmark-end text:name="_Toc400697050"/> </text:h>
            </text:list-item>
          </text:list>
        </text:list-item>
      </text:list>
      <text:p text:style-name="Text_5f_CDB"><text:span text:style-name="T2">Festgestellte Fehler werden in Klassen 0-4 eingestuft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ext:soft-page-break/>
          <table:table-row table:style-name="Table6.1">
            <table:table-cell table:style-name="Table6.A1" office:value-type="string">
              <text:p text:style-name="Text_5f_CDB">Nr.</text:p>
            </table:table-cell>
            <table:table-cell table:style-name="Table6.A1" office:value-type="string">
              <text:p text:style-name="Text_5f_CDB">Fehlerklassen</text:p>
            </table:table-cell>
            <table:table-cell table:style-name="Table6.A1" office:value-type="string">
              <text:p text:style-name="Text_5f_CDB">Beschreibung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ext_5f_CDB"><text:span text:style-name="T6">0</text:span></text:p>
          </table:table-cell>
          <table:table-cell table:style-name="Table6.A2" office:value-type="string">
            <text:p text:style-name="Text_5f_CDB"><text:span text:style-name="T6">Fehlerfrei</text:span></text:p>
          </table:table-cell>
          <table:table-cell table:style-name="Table6.A2" office:value-type="string">
            <text:p text:style-name="Text_5f_CDB"/>
          </table:table-cell>
        </table:table-row>
        <table:table-row table:style-name="Table6.3">
          <table:table-cell table:style-name="Table6.A2" office:value-type="string">
            <text:p text:style-name="Text_5f_CDB"><text:span text:style-name="T6">1</text:span></text:p>
          </table:table-cell>
          <table:table-cell table:style-name="Table6.A2" office:value-type="string">
            <text:p text:style-name="Text_5f_CDB"><text:span text:style-name="T6">Unwesentlicher Mangel</text:span></text:p>
          </table:table-cell>
          <table:table-cell table:style-name="Table6.A2" office:value-type="string">
            <text:p text:style-name="P12">Schreibfehler etc.</text:p>
          </table:table-cell>
        </table:table-row>
        <table:table-row table:style-name="Table6.1">
          <table:table-cell table:style-name="Table6.A2" office:value-type="string">
            <text:p text:style-name="Text_5f_CDB"><text:span text:style-name="T6">2</text:span></text:p>
          </table:table-cell>
          <table:table-cell table:style-name="Table6.A2" office:value-type="string">
            <text:p text:style-name="Text_5f_CDB"><text:span text:style-name="T6">Leichter Mangel</text:span></text:p>
          </table:table-cell>
          <table:table-cell table:style-name="Table6.A2" office:value-type="string">
            <text:p text:style-name="P12">Unabgefangene Fehlermeldungen bei unerwarteten Falscheingaben</text:p>
          </table:table-cell>
        </table:table-row>
        <table:table-row table:style-name="Table6.1">
          <table:table-cell table:style-name="Table6.A2" office:value-type="string">
            <text:p text:style-name="Text_5f_CDB"><text:span text:style-name="T6">3</text:span></text:p>
          </table:table-cell>
          <table:table-cell table:style-name="Table6.A2" office:value-type="string">
            <text:p text:style-name="Text_5f_CDB"><text:span text:style-name="T6">Schwerer Mangel</text:span></text:p>
          </table:table-cell>
          <table:table-cell table:style-name="Table6.A2" office:value-type="string">
            <text:p text:style-name="P12">Funktionalität nur bedingt mit richtigen Parametern möglich</text:p>
          </table:table-cell>
        </table:table-row>
        <table:table-row table:style-name="Table6.1">
          <table:table-cell table:style-name="Table6.A2" office:value-type="string">
            <text:p text:style-name="Text_5f_CDB"><text:span text:style-name="T6">4</text:span></text:p>
          </table:table-cell>
          <table:table-cell table:style-name="Table6.A2" office:value-type="string">
            <text:p text:style-name="Text_5f_CDB"><text:span text:style-name="T6">Kritischer Mangel</text:span></text:p>
          </table:table-cell>
          <table:table-cell table:style-name="Table6.A2" office:value-type="string">
            <text:p text:style-name="P12">Funktionalität geht selbst mit richtigen Parametern nicht</text:p>
          </table:table-cell>
        </table:table-row>
      </table:table>
      <text:p text:style-name="P6"/>
      <text:list xml:id="list165259150056841" text:continue-numbering="true" text:style-name="WWNum23">
        <text:list-item>
          <text:list>
            <text:list-item>
              <text:h text:style-name="P17" text:outline-level="2"><text:bookmark-start text:name="_Toc391884286"/><text:bookmark-start text:name="_Toc400697051"/>Start- und Abbruchbedingungen<text:bookmark-end text:name="_Toc391884286"/><text:bookmark-end text:name="_Toc400697051"/></text:h>
            </text:list-item>
          </text:list>
        </text:list-item>
      </text:list>
      <text:p text:style-name="P12">Start:</text:p>
      <text:list xml:id="list815130654414428547" text:style-name="L2">
        <text:list-item>
          <text:p text:style-name="P13">Mittwoch 17.05.2017</text:p>
        </text:list-item>
        <text:list-item>
          <text:p text:style-name="P13">Funktionen sind vollständig implementiert</text:p>
        </text:list-item>
      </text:list>
      <text:p text:style-name="P7">Stop:</text:p>
      <text:list xml:id="list5670244361991713629" text:style-name="L3">
        <text:list-item>
          <text:p text:style-name="P8">Tests sind durchlaufen</text:p>
        </text:list-item>
        <text:list-item>
          <text:p text:style-name="P8">Donnerstag 18.05.2017</text:p>
        </text:list-item>
      </text:list>
      <text:list xml:id="list165257721889116" text:continue-list="list165259150056841" text:style-name="WWNum23">
        <text:list-item>
          <text:h text:style-name="P4" text:outline-level="1"><text:bookmark-start text:name="_Toc391884287"/><text:bookmark-start text:name="_Toc400697052"/>Testinfrastruktur<text:bookmark-end text:name="_Toc391884287"/><text:bookmark-end text:name="_Toc400697052"/></text:h>
          <text:list>
            <text:list-item>
              <text:h text:style-name="P17" text:outline-level="2"><text:bookmark-start text:name="_Toc391884288"/><text:bookmark-start text:name="_Toc400697053"/>Testsystem<text:bookmark-end text:name="_Toc391884288"/><text:bookmark-end text:name="_Toc400697053"/></text:h>
            </text:list-item>
          </text:list>
        </text:list-item>
      </text:list>
      <text:p text:style-name="P7">Getestet wird auf der Entwicklungsumgebung:</text:p>
      <text:p text:style-name="P7">QGIS Version 2.14</text:p>
      <text:p text:style-name="P7">PG-Admin 9.5</text:p>
      <text:p text:style-name="P14"><text:span text:style-name="T8">Linux digibox 4.4.0-31-generic #50-Ubuntu</text:span></text:p>
      <text:p text:style-name="P7"/>
      <text:list xml:id="list165259011152518" text:continue-numbering="true" text:style-name="WWNum23">
        <text:list-item>
          <text:list>
            <text:list-item>
              <text:h text:style-name="P17" text:outline-level="2"><text:bookmark-start text:name="_Toc391884289"/><text:bookmark-start text:name="_Toc400697054"/>Testdaten<text:bookmark-end text:name="_Toc391884289"/><text:bookmark-end text:name="_Toc400697054"/></text:h>
            </text:list-item>
          </text:list>
        </text:list-item>
      </text:list>
      <text:p text:style-name="P9">natural_earth_vectors (Vector Files der Weltkarte)</text:p>
      <text:p text:style-name="P9">test_init (PostGIS-Datenbank)</text:p>
      <text:list xml:id="list165257176691825" text:continue-numbering="true" text:style-name="WWNum23">
        <text:list-item>
          <text:list>
            <text:list-item>
              <text:h text:style-name="P17" text:outline-level="2"><text:bookmark-start text:name="_Toc391884290"/><text:bookmark-start text:name="_Toc400697055"/>Testhilfsmittel<text:bookmark-end text:name="_Toc391884290"/><text:bookmark-end text:name="_Toc400697055"/></text:h>
            </text:list-item>
          </text:list>
        </text:list-item>
      </text:list>
      <text:p text:style-name="P15"><text:span text:style-name="T3">TestKonzept/TestProtokoll</text:span></text:p>
      <text:p text:style-name="P16"/>
      <text:list xml:id="list165258755696562" text:continue-numbering="true" text:style-name="WWNum23">
        <text:list-item>
          <text:h text:style-name="P4" text:outline-level="1"><text:bookmark-start text:name="_Toc391884291"/><text:bookmark-start text:name="_Toc400697056"/>Testfallbeschreibungen<text:bookmark-end text:name="_Toc391884291"/><text:bookmark-end text:name="_Toc400697056"/></text:h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 table:style-name="Table7.1">
            <table:table-cell table:style-name="Table7.A1" office:value-type="string">
              <text:p text:style-name="Text_5f_CDB">ID / Bezeichnung</text:p>
            </table:table-cell>
            <table:table-cell table:style-name="Table7.B1" office:value-type="string">
              <text:p text:style-name="Text_5f_CDB"><text:span text:style-name="T6">T-001</text:span></text:p>
            </table:table-cell>
            <table:table-cell table:style-name="Table7.B1" office:value-type="string">
              <text:p text:style-name="Text_5f_CDB">Referenz zu Anforderung &amp; Abnahmekriterium</text:p>
            </table:table-cell>
            <table:table-cell table:style-name="Table7.D1" office:value-type="string">
              <text:p text:style-name="Text_5f_CDB"><text:span text:style-name="T6">Nn</text:span></text:p>
              <text:p text:style-name="Text_5f_CDB"><text:span text:style-name="T2">z.B. die Qualitätsanforderungen im Ergebnis Systemanforderungen</text:span></text:p>
            </table:table-cell>
          </table:table-row>
        </table:table-header-rows>
        <table:table-row table:style-name="Table7.1">
          <table:table-cell table:style-name="Table7.A1" office:value-type="string">
            <text:p text:style-name="Text_5f_CDB"><text:span text:style-name="T1">Beschreibung</text:span></text:p>
          </table:table-cell>
          <table:table-cell table:style-name="Table7.B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7.3">
          <table:table-cell table:style-name="Table7.A1" office:value-type="string">
            <text:p text:style-name="Text_5f_CDB"><text:span text:style-name="T1">Testvoraussetzung</text:span></text:p>
          </table:table-cell>
          <table:table-cell table:style-name="Table7.B1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le7.4">
          <table:table-cell table:style-name="Table7.A1" office:value-type="string">
            <text:p text:style-name="Text_5f_CDB"><text:span text:style-name="T1">Testschritte</text:span></text:p>
          </table:table-cell>
          <table:table-cell table:style-name="Table7.B1" table:number-columns-spanned="3" office:value-type="string"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</table:table-row>
        <table:table-row table:style-name="Table7.3">
          <table:table-cell table:style-name="Table7.A1" office:value-type="string">
            <text:p text:style-name="Text_5f_CDB"><text:span text:style-name="T1">Erwartetes Ergebnis</text:span></text:p>
          </table:table-cell>
          <table:table-cell table:style-name="Table7.B1" table:number-columns-spanned="3" office:value-type="string">
            <text:p text:style-name="P6"/>
          </table:table-cell>
          <table:covered-table-cell/>
          <table:covered-table-cell/>
        </table:table-row>
      </table:table>
      <text:p text:style-name="P6"/>
      <text:list xml:id="list165258029713554" text:continue-numbering="true" text:style-name="WWNum23">
        <text:list-item>
          <text:h text:style-name="P4" text:outline-level="1"><text:bookmark-start text:name="_Toc391884292"/><text:bookmark-start text:name="_Toc400697057"/>Testplan<text:bookmark-end text:name="_Toc391884292"/><text:bookmark-end text:name="_Toc400697057"/></text:h>
        </text:list-item>
      </text:list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 table:style-name="Table12.1">
            <table:table-cell table:style-name="Table12.A1" office:value-type="string">
              <text:p text:style-name="Text_5f_CDB"><text:span text:style-name="T1">Nr</text:span></text:p>
            </table:table-cell>
            <table:table-cell table:style-name="Table12.A1" office:value-type="string">
              <text:p text:style-name="Text_5f_CDB"><text:span text:style-name="T1">Aktivität</text:span></text:p>
            </table:table-cell>
            <table:table-cell table:style-name="Table12.A1" office:value-type="string">
              <text:p text:style-name="Text_5f_CDB"><text:span text:style-name="T1">Verantwortlich</text:span></text:p>
            </table:table-cell>
            <table:table-cell table:style-name="Table12.A1" office:value-type="string">
              <text:p text:style-name="Text_5f_CDB"><text:span text:style-name="T1">Mitarbeit</text:span></text:p>
            </table:table-cell>
            <table:table-cell table:style-name="Table12.A1" office:value-type="string">
              <text:p text:style-name="Text_5f_CDB">Termin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</table:table-row>
        <table:table-row table:style-name="Table12.1"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</table:table-row>
        <table:table-row table:style-name="Table12.1"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</table:table-row>
        <table:table-row table:style-name="Table12.1"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</table:table-row>
        <table:table-row table:style-name="Table12.1"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</table:table-row>
        <table:table-row table:style-name="Table12.1"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</table:table-row>
        <table:table-row table:style-name="Table12.1"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</table:table-row>
        <table:table-row table:style-name="Table12.1"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</table:table-row>
        <table:table-row table:style-name="Table12.1"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  <table:table-cell table:style-name="Table12.A2" office:value-type="string">
            <text:p text:style-name="Text_5f_CDB"/>
          </table:table-cell>
        </table:table-row>
      </table:table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de" fo:country="CH" style:letter-kerning="true" style:font-name-asian="Times New Roman1" style:font-size-asian="10pt" style:language-asian="de" style:country-asian="CH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1pt" fo:language="de" fo:country="CH" style:letter-kerning="true" style:font-name-asian="Times New Roman1" style:font-size-asian="10pt" style:language-asian="de" style:country-asian="CH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1807in" fo:text-align="start" style:justify-single-word="false" fo:orphans="2" fo:widows="2" fo:hyphenation-ladder-count="no-limit" style:writing-mode="lr-tb"/>
      <style:text-properties style:font-name="Arial" fo:font-family="Arial" style:font-family-generic="roman" style:font-pitch="variable" fo:font-size="11pt" style:font-size-asian="11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Zweittrakt" style:default-outline-level="" style:class="text">
      <style:paragraph-properties fo:margin-top="0in" fo:margin-bottom="0.0835in" loext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fo:font-size="11pt" style:font-size-asian="11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class="text">
      <style:paragraph-properties fo:margin-top="0.0835in" fo:margin-bottom="0.0835in" loext:contextual-spacing="false" fo:line-height="120%" fo:keep-with-next="always">
        <style:tab-stops>
          <style:tab-stop style:position="0.5902in"/>
        </style:tab-stops>
      </style:paragraph-properties>
      <style:text-properties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Heading_20_1" style:default-outline-level="2" style:class="text">
      <style:text-properties fo:font-size="14pt" style:letter-kerning="false" style:font-size-asian="14pt" style:language-asian="de" style:country-asian="DE" style:font-size-complex="14pt" style:font-weight-complex="normal"/>
    </style:style>
    <style:style style:name="Heading_20_3" style:display-name="Heading 3" style:family="paragraph" style:parent-style-name="Heading_20_1" style:default-outline-level="3" style:class="text">
      <style:text-properties fo:font-size="12pt" style:letter-kerning="false" style:font-size-asian="12pt" style:language-asian="de" style:country-asian="DE" style:font-size-complex="12pt" style:font-weight-complex="normal"/>
    </style:style>
    <style:style style:name="Heading_20_4" style:display-name="Heading 4" style:family="paragraph" style:parent-style-name="Heading_20_1" style:default-outline-level="4" style:list-style-name="" style:class="text">
      <style:text-properties fo:font-size="11pt" style:letter-kerning="false" style:font-size-asian="11pt" style:language-asian="de" style:country-asian="DE" style:font-size-complex="11pt" style:font-weight-complex="normal"/>
    </style:style>
    <style:style style:name="Heading_20_5" style:display-name="Heading 5" style:family="paragraph" style:parent-style-name="Heading_20_1" style:default-outline-level="5" style:class="text">
      <style:paragraph-properties fo:margin-top="0.1665in" fo:margin-bottom="0.0835in" loext:contextual-spacing="false">
        <style:tab-stops/>
      </style:paragraph-properties>
      <style:text-properties fo:font-size="11pt" style:letter-kerning="false" style:font-size-asian="11pt" style:language-asian="de" style:country-asian="DE" style:font-size-complex="11pt" style:font-style-complex="italic" style:font-weight-complex="normal"/>
    </style:style>
    <style:style style:name="Heading_20_6" style:display-name="Heading 6" style:family="paragraph" style:parent-style-name="Heading_20_1" style:default-outline-level="6" style:class="text">
      <style:paragraph-properties fo:margin-top="0.1665in" fo:margin-bottom="0.0835in" loext:contextual-spacing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Heading_20_7" style:display-name="Heading 7" style:family="paragraph" style:parent-style-name="Heading_20_1" style:default-outline-level="7" style:class="text">
      <style:paragraph-properties fo:margin-top="0.1665in" fo:margin-bottom="0.0835in" loext:contextual-spacing="false">
        <style:tab-stops/>
      </style:paragraph-properties>
      <style:text-properties fo:font-size="11pt" fo:font-weight="normal" style:font-size-asian="11pt" style:font-weight-asian="normal" style:font-size-complex="11pt"/>
    </style:style>
    <style:style style:name="Heading_20_8" style:display-name="Heading 8" style:family="paragraph" style:parent-style-name="Heading_20_1" style:default-outline-level="8" style:class="text">
      <style:paragraph-properties fo:margin-top="0.1665in" fo:margin-bottom="0.0835in" loext:contextual-spacing="false">
        <style:tab-stops/>
      </style:paragraph-properties>
      <style:text-properties fo:font-size="11pt" fo:font-weight="normal" style:font-size-asian="11pt" style:font-weight-asian="normal" style:font-size-complex="11pt" style:font-style-complex="italic"/>
    </style:style>
    <style:style style:name="Heading_20_9" style:display-name="Heading 9" style:family="paragraph" style:parent-style-name="Heading_20_1" style:default-outline-level="9" style:class="text">
      <style:paragraph-properties fo:margin-top="0.1665in" fo:margin-bottom="0.0835in" loext:contextual-spacing="false">
        <style:tab-stops/>
      </style:paragraph-properties>
      <style:text-properties fo:font-size="11pt" fo:font-weight="normal" style:font-size-asian="11pt" style:font-weight-asian="normal" style:font-size-complex="11pt"/>
    </style:style>
    <style:style style:name="Header" style:family="paragraph" style:parent-style-name="Standard" style:default-outline-level="" style:class="extra">
      <style:paragraph-properties fo:line-height="0.139in" fo:hyphenation-ladder-count="no-limit"/>
      <style:text-properties fo:font-size="7.5pt" style:font-size-asian="7.5pt" fo:hyphenate="false" fo:hyphenation-remain-char-count="2" fo:hyphenation-push-char-count="2"/>
    </style:style>
    <style:style style:name="Footer" style:family="paragraph" style:parent-style-name="Standard" style:default-outline-level="" style:class="extra">
      <style:paragraph-properties fo:line-height="0.139in" fo:hyphenation-ladder-count="no-limit"/>
      <style:text-properties fo:font-size="7.5pt" style:font-size-asian="7.5pt" style:font-size-complex="7.5pt" fo:hyphenate="false" fo:hyphenation-remain-char-count="2" fo:hyphenation-push-char-count="2"/>
    </style:style>
    <style:style style:name="z_5f_CDB_5f_Logo" style:display-name="z_CDB_Logo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7.5pt" style:font-size-asian="7.5pt"/>
    </style:style>
    <style:style style:name="Title" style:family="paragraph" style:parent-style-name="Standard" style:default-outline-level="" style:class="chapter">
      <style:paragraph-properties fo:margin-top="0in" fo:margin-bottom="0.25in" loext:contextual-spacing="false" fo:line-height="0.3335in"/>
      <style:text-properties fo:font-size="21pt" fo:font-weight="bold" style:letter-kerning="true" style:font-size-asian="21pt" style:language-asian="de" style:country-asian="DE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z_5f_CDB_5f_Pfadname" style:display-name="z_CDB_Pfadname" style:family="paragraph" style:default-outline-level="">
      <style:paragraph-properties fo:line-height="0.111in" fo:text-align="start" style:justify-single-word="false" fo:orphans="2" fo:widows="2" style:writing-mode="lr-tb"/>
      <style:text-properties style:font-name="Arial" fo:font-family="Arial" style:font-family-generic="roman" style:font-pitch="variable" fo:font-size="6pt" style:font-size-asian="6pt" style:font-size-complex="6pt"/>
    </style:style>
    <style:style style:name="z_5f_CDB_5f_Seite" style:display-name="z_CDB_Seite" style:family="paragraph" style:parent-style-name="Standard" style:default-outline-level="">
      <style:paragraph-properties fo:line-height="0.139in" fo:text-align="end" style:justify-single-word="false" fo:hyphenation-ladder-count="no-limit"/>
      <style:text-properties fo:font-size="7pt" style:font-size-asian="7pt" style:font-size-complex="7pt" fo:hyphenate="false" fo:hyphenation-remain-char-count="2" fo:hyphenation-push-char-count="2"/>
    </style:style>
    <style:style style:name="z_5f_CDB_5f_Platzhalter" style:display-name="z_CDB_Platzhalter" style:family="paragraph" style:parent-style-name="Standard" style:default-outline-level="">
      <style:paragraph-properties fo:line-height="100%"/>
      <style:text-properties fo:font-size="1pt" style:font-size-asian="1pt" style:font-size-complex="1pt"/>
    </style:style>
    <style:style style:name="Subtitle" style:family="paragraph" style:parent-style-name="Title" style:default-outline-level="" style:class="chapter">
      <style:paragraph-properties fo:margin-top="0in" fo:margin-bottom="0.3335in" loext:contextual-spacing="false"/>
      <style:text-properties fo:font-weight="normal" style:font-weight-asian="normal" style:font-size-complex="12pt"/>
    </style:style>
    <style:style style:name="z_5f_CDB_5f_Form_5f_Feld" style:display-name="z_CDB_Form_Feld" style:family="paragraph" style:parent-style-name="Standard" style:default-outline-level="">
      <style:text-properties fo:font-size="7.5pt" style:font-size-asian="7.5pt"/>
    </style:style>
    <style:style style:name="Form_5f_Info_5f_CDB" style:display-name="Form_Info_CDB" style:family="paragraph" style:parent-style-name="Standard" style:default-outline-level=""/>
    <style:style style:name="z_5f_CDB_5f_KopfDept" style:display-name="z_CDB_KopfDept" style:family="paragraph" style:parent-style-name="Standard" style:default-outline-level="">
      <style:paragraph-properties fo:margin-top="0in" fo:margin-bottom="0.0693in" loext:contextual-spacing="false" fo:line-height="0.139in" fo:hyphenation-ladder-count="no-limit"/>
      <style:text-properties fo:font-size="7.5pt" style:font-size-asian="7.5pt" fo:hyphenate="false" fo:hyphenation-remain-char-count="2" fo:hyphenation-push-char-count="2"/>
    </style:style>
    <style:style style:name="z_5f_CDB_5f_KopfFett" style:display-name="z_CDB_KopfFett" style:family="paragraph" style:parent-style-name="Standard" style:default-outline-level="">
      <style:paragraph-properties fo:line-height="0.139in" fo:hyphenation-ladder-count="no-limit"/>
      <style:text-properties fo:font-size="7.5pt" fo:font-weight="bold" style:font-size-asian="7.5pt" style:font-weight-asian="bold" fo:hyphenate="false" fo:hyphenation-remain-char-count="2" fo:hyphenation-push-char-count="2"/>
    </style:style>
    <style:style style:name="z_5f_CDB_5f_Linie1" style:display-name="z_CDB_Linie1" style:family="paragraph" style:parent-style-name="Standard" style:default-outline-level="">
      <style:paragraph-properties fo:margin-left="0.0193in" fo:margin-right="0.0193in" fo:margin-top="0.1874in" fo:margin-bottom="0in" loext:contextual-spacing="false" fo:line-height="0.111in" fo:text-indent="0in" style:auto-text-indent="false" fo:padding-left="0in" fo:padding-right="0in" fo:padding-top="0.0138in" fo:padding-bottom="0in" fo:border-left="none" fo:border-right="none" fo:border-top="0.51pt solid #00000a" fo:border-bottom="none"/>
    </style:style>
    <style:style style:name="z_5f_CDB_5f_Linie2" style:display-name="z_CDB_Linie2" style:family="paragraph" style:parent-style-name="Standard" style:default-outline-level="">
      <style:paragraph-properties fo:margin-top="0.0626in" fo:margin-bottom="0.2362in" loext:contextual-spacing="false" fo:padding-left="0in" fo:padding-right="0in" fo:padding-top="0in" fo:padding-bottom="0.0138in" fo:border-left="none" fo:border-right="none" fo:border-top="none" fo:border-bottom="0.51pt solid #00000a"/>
    </style:style>
    <style:style style:name="z_5f_CDB_5f_Hierarchie" style:display-name="z_CDB_Hierarchie" style:family="paragraph" style:parent-style-name="Header" style:default-outline-level=""/>
    <style:style style:name="z_5f_CDB_5f_Ref_5f_Klassifizierungsvermerk" style:display-name="z_CDB_Ref_Klassifizierungsvermerk" style:family="paragraph" style:parent-style-name="Standard" style:default-outline-level="">
      <style:paragraph-properties fo:line-height="0.139in"/>
      <style:text-properties fo:font-size="7.5pt" fo:font-weight="bold" style:font-size-asian="7.5pt" style:font-weight-asian="bold"/>
    </style:style>
    <style:style style:name="z_5f_CDB_5f_Ref" style:display-name="z_CDB_Ref" style:family="paragraph" style:parent-style-name="Standard" style:default-outline-level="">
      <style:paragraph-properties fo:line-height="0.139in"/>
      <style:text-properties fo:font-size="7.5pt" style:font-size-asian="7.5pt" style:font-weight-complex="bold"/>
    </style:style>
    <style:style style:name="z_5f_CDB_5f_Ort_5f_Datum" style:display-name="z_CDB_Ort_Datum" style:family="paragraph" style:parent-style-name="z_5f_CDB_5f_Ref" style:default-outline-level="">
      <style:text-properties fo:font-weight="bold" style:font-weight-asian="bold" style:font-weight-complex="normal"/>
    </style:style>
    <style:style style:name="z_5f_CDB_5f_Ref_5f_Protokoll" style:display-name="z_CDB_Ref_Protokoll" style:family="paragraph" style:parent-style-name="Standard" style:default-outline-level="">
      <style:paragraph-properties fo:margin-top="0in" fo:margin-bottom="0.1807in" loext:contextual-spacing="false"/>
      <style:text-properties fo:font-size="7.5pt" style:font-size-asian="7.5pt"/>
    </style:style>
    <style:style style:name="_5f_a_5f_Trakt_5f_Num1_5f_EFD" style:display-name="_a_Trakt_Num1_EFD" style:family="paragraph" style:parent-style-name="Heading_20_1" style:default-outline-level="" style:list-style-name="">
      <style:paragraph-properties fo:margin-left="0.3in" fo:margin-right="0in" fo:margin-top="0.0555in" fo:margin-bottom="0.0555in" loext:contextual-spacing="false" fo:text-indent="0in" style:auto-text-indent="false" fo:keep-with-next="auto"/>
      <style:text-properties fo:font-size="11pt" style:font-size-asian="11pt"/>
    </style:style>
    <style:style style:name="Text_5f_CDB" style:display-name="Text_CDB" style:family="paragraph" style:parent-style-name="Standard" style:default-outline-level="">
      <style:paragraph-properties fo:margin-top="0in" fo:margin-bottom="0.0835in" loext:contextual-spacing="false" fo:line-height="110%"/>
      <style:text-properties fo:language="en" fo:country="US" style:language-asian="de" style:country-asian="DE" style:font-size-complex="11pt"/>
    </style:style>
    <style:style style:name="_5f_a_5f_Trakt_5f_Num2_5f_EFD" style:display-name="_a_Trakt_Num2_EFD" style:family="paragraph" style:parent-style-name="_5f_a_5f_Trakt_5f_Num1_5f_EFD" style:default-outline-level="2">
      <style:paragraph-properties fo:margin-left="0in" fo:margin-right="0in" fo:text-indent="0in" style:auto-text-indent="false"/>
      <style:text-properties fo:font-weight="normal" style:font-weight-asian="normal"/>
    </style:style>
    <style:style style:name="_5f_a_5f_Trakt_5f_Num3_5f_EFD" style:display-name="_a_Trakt_Num3_EFD" style:family="paragraph" style:parent-style-name="_5f_a_5f_Trakt_5f_Num1_5f_EFD" style:default-outline-level="3">
      <style:paragraph-properties fo:margin-left="0in" fo:margin-right="0in" fo:text-indent="0in" style:auto-text-indent="false"/>
      <style:text-properties fo:language="de" fo:country="DE" fo:font-weight="normal" style:font-weight-asian="normal"/>
    </style:style>
    <style:style style:name="_5f_a_5f_Trakt_5f_Num4_5f_EFD" style:display-name="_a_Trakt_Num4_EFD" style:family="paragraph" style:parent-style-name="_5f_a_5f_Trakt_5f_Num1_5f_EFD" style:default-outline-level="4">
      <style:paragraph-properties fo:margin-left="0in" fo:margin-right="0in" fo:text-indent="0in" style:auto-text-indent="false">
        <style:tab-stops>
          <style:tab-stop style:position="0.639in"/>
        </style:tab-stops>
      </style:paragraph-properties>
      <style:text-properties fo:font-weight="normal" style:font-weight-asian="normal"/>
    </style:style>
    <style:style style:name="_5f_b_5f_Trakt1_5f_EFD" style:display-name="_b_Trakt1_EFD" style:family="paragraph" style:parent-style-name="Heading_20_1" style:default-outline-level="" style:list-style-name="">
      <style:paragraph-properties fo:margin-top="0.0555in" fo:margin-bottom="0.0555in" loext:contextual-spacing="false" fo:keep-with-next="auto"/>
      <style:text-properties fo:font-size="11pt" style:font-size-asian="11pt" style:language-asian="de" style:country-asian="DE" style:font-size-complex="12pt"/>
    </style:style>
    <style:style style:name="_5f_b_5f_Trakt2_5f_EFD" style:display-name="_b_Trakt2_EFD" style:family="paragraph" style:parent-style-name="_5f_b_5f_Trakt1_5f_EFD" style:default-outline-level="2">
      <style:text-properties fo:font-weight="normal" style:language-asian="de" style:country-asian="CH" style:font-weight-asian="normal" style:font-size-complex="10pt"/>
    </style:style>
    <style:style style:name="_5f_b_5f_Trakt3_5f_EFD" style:display-name="_b_Trakt3_EFD" style:family="paragraph" style:parent-style-name="_5f_b_5f_Trakt1_5f_EFD" style:default-outline-level="3">
      <style:paragraph-properties fo:margin-left="0.1972in" fo:margin-right="0in" fo:text-indent="0in" style:auto-text-indent="false"/>
      <style:text-properties fo:font-weight="normal" style:language-asian="de" style:country-asian="CH" style:font-weight-asian="normal" style:font-size-complex="10pt" style:font-weight-complex="normal"/>
    </style:style>
    <style:style style:name="Z_5f_Form_5f_Feld_5f_CDB" style:display-name="Z_Form_Feld_CDB" style:family="paragraph" style:parent-style-name="Standard" style:default-outline-level="">
      <style:text-properties fo:font-size="7.5pt" style:font-size-asian="7.5pt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left="0.2953in" fo:margin-right="0in" fo:margin-top="0.0835in" fo:margin-bottom="0in" loext:contextual-spacing="false" fo:line-height="100%" fo:text-indent="-0.2953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Tabellentext_5f_CDB" style:display-name="Tabellentext_CDB" style:family="paragraph" style:parent-style-name="Standard" style:default-outline-level="">
      <style:paragraph-properties fo:margin-top="0.028in" fo:margin-bottom="0.0555in" loext:contextual-spacing="false"/>
      <style:text-properties fo:font-size="10pt" style:font-size-asian="10pt" style:language-asian="de" style:country-asian="DE" style:font-size-complex="8pt"/>
    </style:style>
    <style:style style:name="caption" style:family="paragraph" style:parent-style-name="Standard" style:default-outline-level="">
      <style:paragraph-properties fo:margin-top="0.0835in" fo:margin-bottom="0.0835in" loext:contextual-spacing="false"/>
      <style:text-properties fo:font-size="9pt" style:font-size-asian="9pt" style:font-size-complex="9pt" style:font-weight-complex="bold"/>
    </style:style>
    <style:style style:name="footnote_20_text" style:display-name="footnote text" style:family="paragraph" style:parent-style-name="Standard" style:default-outline-level="">
      <style:text-properties fo:font-size="9pt" style:font-size-asian="9pt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8862in" fo:margin-right="0in" fo:margin-top="0.0555in" fo:margin-bottom="0in" loext:contextual-spacing="false" fo:line-height="100%" fo:text-indent="-0.5909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862in" fo:margin-right="0in" fo:line-height="100%" fo:text-indent="-0.5909in" style:auto-text-indent="false">
        <style:tab-stops>
          <style:tab-stop style:position="0.8862in"/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8862in" fo:margin-right="0in" fo:line-height="100%" fo:text-indent="-0.5909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Einzug_20_1_5f_CDB" style:display-name="Einzug 1_CDB" style:family="paragraph" style:parent-style-name="Standard" style:default-outline-level="">
      <style:paragraph-properties fo:margin-left="0.1972in" fo:margin-right="0in" fo:margin-top="0in" fo:margin-bottom="0.0835in" loext:contextual-spacing="false" fo:text-indent="0in" style:auto-text-indent="false">
        <style:tab-stops>
          <style:tab-stop style:position="0.1972in"/>
        </style:tab-stops>
      </style:paragraph-properties>
      <style:text-properties style:language-asian="de" style:country-asian="DE" style:font-size-complex="11pt"/>
    </style:style>
    <style:style style:name="Einzug_20_2_5f_CDB" style:display-name="Einzug 2_CDB" style:family="paragraph" style:parent-style-name="Standard" style:default-outline-level="">
      <style:paragraph-properties fo:margin-left="0.3937in" fo:margin-right="0in" fo:margin-top="0in" fo:margin-bottom="0.0835in" loext:contextual-spacing="false" fo:text-indent="0in" style:auto-text-indent="false">
        <style:tab-stops>
          <style:tab-stop style:position="0.3937in"/>
        </style:tab-stops>
      </style:paragraph-properties>
      <style:text-properties style:language-asian="de" style:country-asian="DE" style:font-size-complex="11pt"/>
    </style:style>
    <style:style style:name="Einzug_20_3_5f_CDB" style:display-name="Einzug 3_CDB" style:family="paragraph" style:parent-style-name="Standard" style:default-outline-level="">
      <style:paragraph-properties fo:margin-left="0.5909in" fo:margin-right="0in" fo:margin-top="0in" fo:margin-bottom="0.0835in" loext:contextual-spacing="false" fo:text-indent="0in" style:auto-text-indent="false">
        <style:tab-stops>
          <style:tab-stop style:position="0.5909in"/>
        </style:tab-stops>
      </style:paragraph-properties>
      <style:text-properties style:language-asian="de" style:country-asian="DE" style:font-size-complex="11pt"/>
    </style:style>
    <style:style style:name="Aufzählung_20_1_5f_CDB" style:display-name="Aufzählung 1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2_5f_CDB" style:display-name="Aufzählung 2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3_5f_CDB" style:display-name="Aufzählung 3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a1_5f_CDB" style:display-name="Aufzählung a1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a2_5f_CDB" style:display-name="Aufzählung a2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a3_5f_CDB" style:display-name="Aufzählung a3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Numm_20_1_5f_CDB" style:display-name="Aufzählung Numm 1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Numm_20_2_5f_CDB" style:display-name="Aufzählung Numm 2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Aufzählung_20_Numm_20_3_5f_CDB" style:display-name="Aufzählung Numm 3_CDB" style:family="paragraph" style:parent-style-name="Standard" style:default-outline-level="">
      <style:paragraph-properties fo:margin-top="0in" fo:margin-bottom="0.0835in" loext:contextual-spacing="false"/>
      <style:text-properties style:language-asian="de" style:country-asian="DE" style:font-size-complex="11pt"/>
    </style:style>
    <style:style style:name="CDB_5f_Hierarchie" style:display-name="CDB_Hierarchie" style:family="paragraph" style:parent-style-name="Header" style:default-outline-level=""/>
    <style:style style:name="Zweittrakt" style:family="paragraph" style:parent-style-name="Standard" style:default-outline-level=""/>
    <style:style style:name="Abstand_20_12_20_pt_5f_CDB" style:display-name="Abstand 12 pt_CDB" style:family="paragraph" style:default-outline-level="">
      <style:paragraph-properties fo:margin-top="0.1665in" fo:margin-bottom="0in" loext:contextual-spacing="false" fo:line-height="0.0138in" fo:text-align="start" style:justify-single-word="false" fo:orphans="2" fo:widows="2" style:writing-mode="lr-tb"/>
      <style:text-properties fo:color="#0033cc" style:font-name="Arial" fo:font-family="Arial" style:font-family-generic="roman" style:font-pitch="variable" fo:font-size="12pt" fo:font-weight="bold" style:font-size-asian="12pt" style:language-asian="de" style:country-asian="DE" style:font-weight-asian="bold" style:font-size-complex="11pt"/>
    </style:style>
    <style:style style:name="Abstand_20_18_20_pt_5f_CDB" style:display-name="Abstand 18 pt_CDB" style:family="paragraph" style:default-outline-level="">
      <style:paragraph-properties fo:margin-top="0.25in" fo:margin-bottom="0in" loext:contextual-spacing="false" fo:line-height="0.0138in" fo:text-align="start" style:justify-single-word="false" fo:orphans="2" fo:widows="2" style:punctuation-wrap="hanging" style:vertical-align="baseline" style:writing-mode="lr-tb"/>
      <style:text-properties fo:color="#000099" style:font-name="Arial" fo:font-family="Arial" style:font-family-generic="roman" style:font-pitch="variable" fo:font-size="18pt" fo:font-weight="bold" style:font-size-asian="18pt" style:language-asian="de" style:country-asian="DE" style:font-weight-asian="bold"/>
    </style:style>
    <style:style style:name="Abstand_20_6_20_pt_5f_CDB" style:display-name="Abstand 6 pt_CDB" style:family="paragraph" style:default-outline-level="">
      <style:paragraph-properties fo:margin-top="0.0835in" fo:margin-bottom="0in" loext:contextual-spacing="false" fo:line-height="0.0138in" fo:text-align="start" style:justify-single-word="false" fo:orphans="2" fo:widows="2" style:writing-mode="lr-tb"/>
      <style:text-properties fo:color="#0066ff" style:font-name="Arial" fo:font-family="Arial" style:font-family-generic="roman" style:font-pitch="variable" fo:font-size="8pt" fo:font-weight="bold" style:font-size-asian="8pt" style:language-asian="de" style:country-asian="DE" style:font-weight-asian="bold"/>
    </style:style>
    <style:style style:name="Inhaltsverzeichnis_5f_CDB" style:display-name="Inhaltsverzeichnis_CDB" style:family="paragraph" style:parent-style-name="Standard" style:default-outline-level="">
      <style:paragraph-properties fo:margin-top="0.5in" fo:margin-bottom="0.1665in" loext:contextual-spacing="false"/>
      <style:text-properties fo:font-size="18pt" fo:font-weight="bold" style:font-size-asian="18pt" style:language-asian="de" style:country-asian="DE" style:font-weight-asian="bold" style:font-size-complex="11pt"/>
    </style:style>
    <style:style style:name="Tabellentitel_5f_CDB" style:display-name="Tabellentitel_CDB" style:family="paragraph" style:parent-style-name="Standard" style:default-outline-level="">
      <style:paragraph-properties fo:margin-top="0.028in" fo:margin-bottom="0.028in" loext:contextual-spacing="false"/>
      <style:text-properties fo:font-size="10pt" fo:font-weight="bold" style:font-size-asian="10pt" style:language-asian="de" style:country-asian="DE" style:font-weight-asian="bold"/>
    </style:style>
    <style:style style:name="Text_5f_Zwischentitel_5f_CDB" style:display-name="Text_Zwischentitel_CDB" style:family="paragraph" style:parent-style-name="Standard" style:default-outline-level="">
      <style:paragraph-properties fo:margin-left="0.339in" fo:margin-right="0in" fo:margin-top="0.25in" fo:margin-bottom="0.0555in" loext:contextual-spacing="false" fo:text-indent="-0.339in" style:auto-text-indent="false"/>
      <style:text-properties fo:font-weight="bold" style:language-asian="de" style:country-asian="DE" style:font-weight-asian="bold" style:font-size-complex="11pt"/>
    </style:style>
    <style:style style:name="Überschrift_5f_ohne_20_Nr_5f_CDB" style:display-name="Überschrift_ohne Nr_CDB" style:family="paragraph" style:parent-style-name="Standard" style:default-outline-level="1" style:list-style-name="">
      <style:paragraph-properties fo:margin-top="0.3335in" fo:margin-bottom="0.0835in" loext:contextual-spacing="false"/>
      <style:text-properties fo:font-size="14pt" fo:font-weight="bold" style:font-size-asian="14pt" style:language-asian="de" style:country-asian="DE" style:font-weight-asian="bold" style:font-size-complex="14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0827in" fo:margin-right="0in" fo:line-height="100%" fo:text-indent="-0.7874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1.0827in" fo:margin-right="0in" fo:line-height="100%" fo:text-indent="-0.7874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.2799in" fo:margin-right="0in" fo:line-height="100%" fo:text-indent="-0.9846in" style:auto-text-indent="false">
        <style:tab-stops>
          <style:tab-stop style:position="1.2972in"/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4764in" fo:margin-right="0in" fo:line-height="100%" fo:text-indent="-1.1811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1.6736in" fo:margin-right="0in" fo:line-height="100%" fo:text-indent="-1.3783in" style:auto-text-indent="false">
        <style:tab-stops>
          <style:tab-stop style:position="6.3in" style:type="right" style:leader-style="dotted" style:leader-text="."/>
        </style:tab-stops>
      </style:paragraph-properties>
      <style:text-properties style:language-asian="de" style:country-asian="DE" style:font-size-complex="11pt"/>
    </style:style>
    <style:style style:name="Formatvorlage_20_Text_5f_CDB_20__2b__20_Nach_3a__20__20_0_20_Pt." style:display-name="Formatvorlage Text_CDB + Nach:  0 Pt." style:family="paragraph" style:parent-style-name="Text_5f_CDB" style:default-outline-level="">
      <style:paragraph-properties fo:margin-top="0in" fo:margin-bottom="0in" loext:contextual-spacing="false"/>
      <style:text-properties style:font-size-complex="10pt"/>
    </style:style>
    <style:style style:name="Aufzählung_20_Punkt_20_1" style:display-name="Aufzählung Punkt 1" style:family="paragraph" style:parent-style-name="Aufzählung_20_1_5f_CDB" style:default-outline-level="">
      <style:text-properties style:font-size-complex="10pt"/>
    </style:style>
    <style:style style:name="Aufzählung_20_Punkt_20_2" style:display-name="Aufzählung Punkt 2" style:family="paragraph" style:parent-style-name="Aufzählung_20_Punkt_20_1" style:default-outline-level="">
      <style:paragraph-properties fo:margin-left="0.3945in" fo:margin-right="0in" fo:text-indent="0in" style:auto-text-indent="false"/>
    </style:style>
    <style:style style:name="Aufzählung_20_Punkt_20_3" style:display-name="Aufzählung Punkt 3" style:family="paragraph" style:parent-style-name="Aufzählung_20_Punkt_20_1" style:default-outline-level="">
      <style:paragraph-properties fo:margin-left="0.7874in" fo:margin-right="0in" fo:text-indent="-0.3937in" style:auto-text-indent="false">
        <style:tab-stops>
          <style:tab-stop style:position="0.5909in"/>
        </style:tab-stops>
      </style:paragraph-properties>
    </style:style>
    <style:style style:name="Formatvorlage_20_Text_5f_CDB_20__2b__20_Fett_20_Weiß" style:display-name="Formatvorlage Text_CDB + Fett Weiß" style:family="paragraph" style:parent-style-name="Text_5f_CDB" style:default-outline-level="">
      <style:text-properties fo:color="#000000" fo:font-weight="bold" style:font-weight-asian="bold" style:font-weight-complex="bold"/>
    </style:style>
    <style:style style:name="Aufzählung_20_Numero" style:display-name="Aufzählung Numero" style:family="paragraph" style:default-outline-level="">
      <style:paragraph-properties fo:margin-left="0.4957in" fo:margin-right="0in" fo:line-height="150%" fo:text-indent="-0.248in" style:auto-text-indent="false"/>
    </style:style>
    <style:style style:name="Aufzählung_20_Punkt" style:display-name="Aufzählung Punkt" style:family="paragraph" style:parent-style-name="Aufzählung_20_Punkt_20_1" style:default-outline-level="">
      <style:paragraph-properties fo:margin-top="0in" fo:margin-bottom="0in" loext:contextual-spacing="false" fo:line-height="120%"/>
    </style:style>
    <style:style style:name="Aufzählung" style:family="paragraph" style:parent-style-name="Aufzählung_20_Punkt" style:default-outline-level=""/>
    <style:style style:name="Kopfzeile2Departement" style:family="paragraph" style:parent-style-name="Standard" style:default-outline-level="">
      <style:paragraph-properties style:line-height-at-least="0.139in" fo:orphans="0" fo:widows="0" fo:hyphenation-ladder-count="no-limit"/>
      <style:text-properties fo:font-size="7.5pt" style:font-name-asian="Calibri1" style:font-family-asian="Calibri" style:font-family-generic-asian="system" style:font-pitch-asian="variable" style:font-size-asian="7.5pt" style:language-asian="en" style:country-asian="US" style:font-name-complex="F" style:font-family-generic-complex="system" style:font-pitch-complex="variable" style:font-size-complex="11pt" fo:hyphenate="false" fo:hyphenation-remain-char-count="2" fo:hyphenation-push-char-count="2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körper_20_Zchn" style:display-name="Textkörper Zchn" style:family="text">
      <style:text-properties style:font-name="Arial" fo:font-family="Arial" style:font-family-generic="roman" style:font-pitch="variable" fo:font-size="11pt" style:font-size-asian="11pt" style:language-complex="ar" style:country-complex="SA"/>
    </style:style>
    <style:style style:name="footnote_20_reference" style:display-name="footnote reference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Aufzählung_20_Numm_20_1_5f_CDB_20_Car" style:display-name="Aufzählung Numm 1_CDB Car" style:family="text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Numero_20_Car" style:display-name="Aufzählung Numero Car" style:family="text" style:parent-style-name="Aufzählung_20_Numm_20_1_5f_CDB_20_Car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1_5f_CDB_20_Car" style:display-name="Aufzählung 1_CDB Car" style:family="text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Punkt_20_1_20_Car" style:display-name="Aufzählung Punkt 1 Car" style:family="text" style:parent-style-name="Aufzählung_20_1_5f_CDB_20_Car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Punkt_20_Zchn" style:display-name="Aufzählung Punkt Zchn" style:family="text" style:parent-style-name="Aufzählung_20_Punkt_20_1_20_Car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Aufzählung_20_Zchn" style:display-name="Aufzählung Zchn" style:family="text" style:parent-style-name="Aufzählung_20_Punkt_20_Zchn">
      <style:text-properties style:font-name="Arial" fo:font-family="Arial" style:font-family-generic="roman" style:font-pitch="variable" fo:font-size="11pt" style:font-size-asian="11pt" style:language-asian="de" style:country-asian="DE" style:font-size-complex="11pt"/>
    </style:style>
    <style:style style:name="Kopfzeile_20_Zchn" style:display-name="Kopfzeile Zchn" style:family="text" style:parent-style-name="Default_20_Paragraph_20_Font">
      <style:text-properties style:font-name="Arial" fo:font-family="Arial" style:font-family-generic="roman" style:font-pitch="variable" fo:font-size="7.5pt" style:font-size-asian="7.5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bold" style:letter-kerning="false" style:font-style-asian="normal" style:font-weight-asian="bold" style:font-name-complex="Times New Roman1" style:font-family-complex="'Times New Roman'" style:font-family-generic-complex="system" style:font-pitch-complex="variable" style:font-style-complex="normal" style:font-weight-complex="normal" style:text-emphasize="none" text:display="true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style:letter-kerning="false" style:font-style-asian="normal" style:text-emphasize="none" text:display="tru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3" style:display-name="ListLabel 1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4" style:display-name="ListLabel 1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5" style:display-name="ListLabel 1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6" style:display-name="ListLabel 1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7" style:display-name="ListLabel 1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37" style:display-name="ListLabel 3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38" style:display-name="ListLabel 38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39" style:display-name="ListLabel 39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0" style:display-name="ListLabel 40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1" style:display-name="ListLabel 41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2" style:display-name="ListLabel 42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43" style:display-name="ListLabel 43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44" style:display-name="ListLabel 44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45" style:display-name="ListLabel 45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46" style:display-name="ListLabel 46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47" style:display-name="ListLabel 4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8" style:display-name="ListLabel 48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49" style:display-name="ListLabel 49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0" style:display-name="ListLabel 50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1" style:display-name="ListLabel 51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52" style:display-name="ListLabel 52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53" style:display-name="ListLabel 53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54" style:display-name="ListLabel 54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55" style:display-name="ListLabel 55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56" style:display-name="ListLabel 5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7" style:display-name="ListLabel 5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8" style:display-name="ListLabel 58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59" style:display-name="ListLabel 59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0" style:display-name="ListLabel 60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61" style:display-name="ListLabel 61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62" style:display-name="ListLabel 62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63" style:display-name="ListLabel 63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64" style:display-name="ListLabel 64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65" style:display-name="ListLabel 6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6" style:display-name="ListLabel 6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7" style:display-name="ListLabel 6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8" style:display-name="ListLabel 68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69" style:display-name="ListLabel 69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70" style:display-name="ListLabel 70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71" style:display-name="ListLabel 71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72" style:display-name="ListLabel 72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73" style:display-name="ListLabel 73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74" style:display-name="ListLabel 7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75" style:display-name="ListLabel 7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76" style:display-name="ListLabel 7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77" style:display-name="ListLabel 77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78" style:display-name="ListLabel 78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79" style:display-name="ListLabel 79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80" style:display-name="ListLabel 8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81" style:display-name="ListLabel 81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82" style:display-name="ListLabel 82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83" style:display-name="ListLabel 8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84" style:display-name="ListLabel 8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85" style:display-name="ListLabel 8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86" style:display-name="ListLabel 8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87" style:display-name="ListLabel 87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88" style:display-name="ListLabel 88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89" style:display-name="ListLabel 89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90" style:display-name="ListLabel 90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91" style:display-name="ListLabel 91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92" style:display-name="ListLabel 9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93" style:display-name="ListLabel 9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94" style:display-name="ListLabel 9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95" style:display-name="ListLabel 9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96" style:display-name="ListLabel 96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97" style:display-name="ListLabel 97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98" style:display-name="ListLabel 98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99" style:display-name="ListLabel 99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00" style:display-name="ListLabel 100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01" style:display-name="ListLabel 101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02" style:display-name="ListLabel 10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03" style:display-name="ListLabel 10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04" style:display-name="ListLabel 10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05" style:display-name="ListLabel 105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106" style:display-name="ListLabel 106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107" style:display-name="ListLabel 107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08" style:display-name="ListLabel 108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09" style:display-name="ListLabel 109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10" style:display-name="ListLabel 110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11" style:display-name="ListLabel 111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12" style:display-name="ListLabel 11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13" style:display-name="ListLabel 11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14" style:display-name="ListLabel 114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115" style:display-name="ListLabel 115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116" style:display-name="ListLabel 116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17" style:display-name="ListLabel 117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18" style:display-name="ListLabel 118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19" style:display-name="ListLabel 119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20" style:display-name="ListLabel 120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21" style:display-name="ListLabel 121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22" style:display-name="ListLabel 12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23" style:display-name="ListLabel 123" style:family="text">
      <style:text-properties fo:color="#0080b9"/>
    </style:style>
    <style:style style:name="ListLabel_20_124" style:display-name="ListLabel 124" style:family="text">
      <style:text-properties style:font-name-complex="Courier New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" style:font-family-complex="'Courier New'" style:font-family-generic-complex="system" style:font-pitch-complex="variable"/>
    </style:style>
    <style:style style:name="ListLabel_20_130" style:display-name="ListLabel 130" style:family="text">
      <style:text-properties fo:color="#0080b9" style:text-position="0% 100%" fo:font-size="16pt" style:font-size-asian="16pt"/>
    </style:style>
    <style:style style:name="ListLabel_20_131" style:display-name="ListLabel 131" style:family="text">
      <style:text-properties style:font-name-complex="Courier New" style:font-family-complex="'Courier New'" style:font-family-generic-complex="system" style:font-pitch-complex="variable"/>
    </style:style>
    <style:style style:name="ListLabel_20_132" style:display-name="ListLabel 132" style:family="text">
      <style:text-properties style:font-name-complex="Courier New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" style:font-family-complex="'Courier New'" style:font-family-generic-complex="system" style:font-pitch-complex="variable"/>
    </style:style>
    <style:style style:name="ListLabel_20_134" style:display-name="ListLabel 134" style:family="text">
      <style:text-properties fo:color="#0080b9" style:text-position="0% 100%" fo:font-size="16pt" style:font-size-asian="16pt"/>
    </style:style>
    <style:style style:name="ListLabel_20_135" style:display-name="ListLabel 135" style:family="text">
      <style:text-properties style:font-name-complex="Courier New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Courier New" style:font-family-complex="'Courier New'" style:font-family-generic-complex="system" style:font-pitch-complex="variable"/>
    </style:style>
    <style:style style:name="ListLabel_20_137" style:display-name="ListLabel 137" style:family="text">
      <style:text-properties style:font-name-complex="Courier New" style:font-family-complex="'Courier New'" style:font-family-generic-complex="system" style:font-pitch-complex="variable"/>
    </style:style>
    <style:style style:name="ListLabel_20_138" style:display-name="ListLabel 138" style:family="text">
      <style:text-properties fo:color="#0080b9" style:text-position="0% 100%" fo:font-size="12pt" style:font-size-asian="12pt"/>
    </style:style>
    <style:style style:name="ListLabel_20_139" style:display-name="ListLabel 139" style:family="text">
      <style:text-properties style:font-name-complex="Courier New" style:font-family-complex="'Courier New'" style:font-family-generic-complex="system" style:font-pitch-complex="variable"/>
    </style:style>
    <style:style style:name="ListLabel_20_140" style:display-name="ListLabel 140" style:family="text">
      <style:text-properties style:font-name-complex="Courier New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Courier New" style:font-family-complex="'Courier New'" style:font-family-generic-complex="system" style:font-pitch-complex="variable"/>
    </style:style>
    <style:style style:name="ListLabel_20_142" style:display-name="ListLabel 142" style:family="text">
      <style:text-properties fo:color="#00000a" style:text-position="0% 100%" fo:font-size="12pt" style:font-size-asian="12pt"/>
    </style:style>
    <style:style style:name="ListLabel_20_143" style:display-name="ListLabel 143" style:family="text">
      <style:text-properties style:font-name-complex="Courier New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Courier New" style:font-family-complex="'Courier New'" style:font-family-generic-complex="system" style:font-pitch-complex="variable"/>
    </style:style>
    <style:style style:name="ListLabel_20_145" style:display-name="ListLabel 145" style:family="text">
      <style:text-properties style:font-name-complex="Courier New" style:font-family-complex="'Courier New'" style:font-family-generic-complex="system" style:font-pitch-complex="variable"/>
    </style:style>
    <style:style style:name="ListLabel_20_146" style:display-name="ListLabel 146" style:family="text">
      <style:text-properties fo:color="#00000a" style:text-position="0% 100%" fo:font-size="12pt" style:font-size-asian="12pt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" style:font-family-complex="'Courier New'" style:font-family-generic-complex="system" style:font-pitch-complex="variable"/>
    </style:style>
    <style:style style:name="ListLabel_20_150" style:display-name="ListLabel 150" style:family="text">
      <style:text-properties fo:color="#00000a" style:text-position="0% 100%" fo:font-size="12pt" style:font-size-asian="12pt"/>
    </style:style>
    <style:style style:name="ListLabel_20_151" style:display-name="ListLabel 151" style:family="text">
      <style:text-properties style:font-name-complex="Courier New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Courier New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fo:color="#00000a" style:text-position="0% 100%" fo:font-size="12pt" style:font-size-asian="12pt"/>
    </style:style>
    <style:style style:name="ListLabel_20_155" style:display-name="ListLabel 155" style:family="text">
      <style:text-properties style:font-name-complex="Courier New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Courier New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Courier New" style:font-family-complex="'Courier New'" style:font-family-generic-complex="system" style:font-pitch-complex="variable"/>
    </style:style>
    <style:style style:name="ListLabel_20_158" style:display-name="ListLabel 158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159" style:display-name="ListLabel 159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160" style:display-name="ListLabel 160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61" style:display-name="ListLabel 161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62" style:display-name="ListLabel 162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63" style:display-name="ListLabel 16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64" style:display-name="ListLabel 16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65" style:display-name="ListLabel 16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66" style:display-name="ListLabel 166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67" style:display-name="ListLabel 167" style:family="text">
      <style:text-properties fo:font-size="16pt" fo:font-style="normal" fo:font-weight="bold" style:font-size-asian="16pt" style:font-style-asian="normal" style:font-weight-asian="bold" style:font-size-complex="16pt"/>
    </style:style>
    <style:style style:name="ListLabel_20_168" style:display-name="ListLabel 168" style:family="text">
      <style:text-properties fo:font-size="14pt" fo:font-style="normal" fo:font-weight="bold" style:font-size-asian="14pt" style:font-style-asian="normal" style:font-weight-asian="bold" style:font-size-complex="14pt"/>
    </style:style>
    <style:style style:name="ListLabel_20_169" style:display-name="ListLabel 169" style:family="text">
      <style:text-properties fo:font-size="12pt" fo:font-style="normal" fo:font-weight="bold" style:font-size-asian="12pt" style:font-style-asian="normal" style:font-weight-asian="bold" style:font-size-complex="12pt"/>
    </style:style>
    <style:style style:name="ListLabel_20_170" style:display-name="ListLabel 170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71" style:display-name="ListLabel 171" style:family="text">
      <style:text-properties fo:font-size="11pt" fo:font-style="normal" fo:font-weight="bold" style:font-size-asian="11pt" style:font-style-asian="normal" style:font-weight-asian="bold" style:font-size-complex="11pt"/>
    </style:style>
    <style:style style:name="ListLabel_20_172" style:display-name="ListLabel 172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73" style:display-name="ListLabel 173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74" style:display-name="ListLabel 174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75" style:display-name="ListLabel 175" style:family="text">
      <style:text-properties fo:font-size="11pt" fo:font-style="normal" fo:font-weight="normal" style:font-size-asian="11pt" style:font-style-asian="normal" style:font-weight-asian="normal" style:font-size-complex="11pt"/>
    </style:style>
    <style:style style:name="ListLabel_20_176" style:display-name="ListLabel 176" style:family="text">
      <style:text-properties style:font-name-complex="Courier New" style:font-family-complex="'Courier New'" style:font-family-generic-complex="system" style:font-pitch-complex="variable"/>
    </style:style>
    <style:style style:name="ListLabel_20_177" style:display-name="ListLabel 177" style:family="text">
      <style:text-properties style:font-name-complex="Courier New" style:font-family-complex="'Courier New'" style:font-family-generic-complex="system" style:font-pitch-complex="variable"/>
    </style:style>
    <style:style style:name="ListLabel_20_178" style:display-name="ListLabel 178" style:family="text">
      <style:text-properties style:font-name-complex="Courier New" style:font-family-complex="'Courier New'" style:font-family-generic-complex="system" style:font-pitch-complex="variable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>
      <style:text-properties fo:font-size="10pt" style:font-size-asian="10pt"/>
    </style:style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67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outline-level-style>
      <text:outline-level-style text:level="2" text:style-name="ListLabel_20_168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outline-level-style>
      <text:outline-level-style text:level="3" text:style-name="ListLabel_20_169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ListLabel_20_171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outline-level-style>
      <text:outline-level-style text:level="6" text:style-name="ListLabel_20_172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outline-level-style>
      <text:outline-level-style text:level="7" text:style-name="ListLabel_20_173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outline-level-style>
      <text:outline-level-style text:level="8" text:style-name="ListLabel_20_174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outline-level-style>
      <text:outline-level-style text:level="9" text:style-name="ListLabel_20_175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3835in" fo:text-indent="-0.3in" fo:margin-left="0.383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fo:font-family="Symbol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12" style:num-suffix="." style:num-format="a" style:num-letter-sync="true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3" style:num-suffix="." style:num-format="a" style:num-letter-sync="true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5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17" style:num-suffix="." style:num-format="1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1972in" fo:margin-left="0.1972in"/>
        </style:list-level-properties>
        <style:text-properties fo:font-family="Symbol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1965in" fo:margin-left="0.3937in"/>
        </style:list-level-properties>
        <style:text-properties fo:font-family="Symbol" style:font-charset="x-symbol"/>
      </text:list-level-style-bullet>
      <text:list-level-style-bullet text:level="2" text:style-name="ListLabel_20_2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  <style:text-properties fo:font-family="Symbol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fo:font-family="Symbol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  <style:text-properties fo:font-family="Symbol" style:font-charset="x-symbol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text:list-tab-stop-position="0.1972in" fo:text-indent="-0.1972in" fo:margin-left="0.19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39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40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41" style:num-suffix="." style:num-format="1">
        <style:list-level-properties text:list-level-position-and-space-mode="label-alignment">
          <style:list-level-label-alignment text:label-followed-by="listtab" text:list-tab-stop-position="0.5909in" fo:text-indent="-0.1972in" fo:margin-left="0.5909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42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43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44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45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46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47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48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49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50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51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52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53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54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55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56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57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58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59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60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61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62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63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64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65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66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67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68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69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70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71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72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73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74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75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76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77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78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79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80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81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82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83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84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85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86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87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88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89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90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91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92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93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94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95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96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97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98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99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100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101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102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103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104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105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106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107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108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109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110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111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112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113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114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115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116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117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118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119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120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121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122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4957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23" style:num-suffix="o" text:bullet-char="o">
        <style:list-level-properties text:list-level-position-and-space-mode="label-alignment">
          <style:list-level-label-alignment text:label-followed-by="listtab" fo:text-indent="-0.25in" fo:margin-left="0.9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495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9957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4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995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4957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3.995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495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2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2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2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130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3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134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3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3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138" style:num-suffix="•" text:bullet-char="•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39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0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bullet text:level="1" text:style-name="ListLabel_20_142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4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4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5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text:style-name="ListLabel_20_146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4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4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4">
      <text:list-level-style-bullet text:level="1" text:style-name="ListLabel_20_150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5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text:style-name="ListLabel_20_154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bullet text:level="2" text:style-name="ListLabel_20_15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5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5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6">
      <text:list-level-style-number text:level="1" text:style-name="ListLabel_20_158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159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160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161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162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163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164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165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166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7">
      <text:list-level-style-number text:level="1" text:style-name="ListLabel_20_167" style:num-format="1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2" text:style-name="ListLabel_20_168" style:num-format="1" text:display-levels="2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3" text:style-name="ListLabel_20_169" style:num-format="1" text:display-levels="3">
        <style:list-level-properties text:list-level-position-and-space-mode="label-alignment">
          <style:list-level-label-alignment text:label-followed-by="listtab" text:list-tab-stop-position="0.9543in" fo:text-indent="-0.5909in" fo:margin-left="0.5909in"/>
        </style:list-level-properties>
      </text:list-level-style-number>
      <text:list-level-style-number text:level="4" text:style-name="ListLabel_20_170" style:num-format="1" text:display-levels="4">
        <style:list-level-properties text:list-level-position-and-space-mode="label-alignment">
          <style:list-level-label-alignment text:label-followed-by="listtab" text:list-tab-stop-position="0.7874in" fo:text-indent="-0.5909in" fo:margin-left="0.5909in"/>
        </style:list-level-properties>
      </text:list-level-style-number>
      <text:list-level-style-number text:level="5" text:style-name="ListLabel_20_171" style:num-format="1" text:display-levels="5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6" text:style-name="ListLabel_20_172" style:num-format="1" text:display-levels="6">
        <style:list-level-properties text:list-level-position-and-space-mode="label-alignment">
          <style:list-level-label-alignment text:label-followed-by="listtab" text:list-tab-stop-position="0.7874in" fo:text-indent="-0.7874in" fo:margin-left="0.7874in"/>
        </style:list-level-properties>
      </text:list-level-style-number>
      <text:list-level-style-number text:level="7" text:style-name="ListLabel_20_173" style:num-format="1" text:display-levels="7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8" text:style-name="ListLabel_20_174" style:num-format="1" text:display-levels="8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9" text:style-name="ListLabel_20_175" style:num-format="1" text:display-levels="9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bullet text:level="2" text:style-name="ListLabel_20_176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Symbol" style:font-charset="x-symbol"/>
      </text:list-level-style-bullet>
      <text:list-level-style-bullet text:level="5" text:style-name="ListLabel_20_177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Symbol" style:font-charset="x-symbol"/>
      </text:list-level-style-bullet>
      <text:list-level-style-bullet text:level="8" text:style-name="ListLabel_20_178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9">
      <text:list-level-style-bullet text:level="1" text:style-name="ListLabel_20_17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8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8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8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8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8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8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8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8" style:family="table">
      <style:table-properties style:width="6.3986in" fo:margin-left="-0.0493in" fo:margin-top="0in" fo:margin-bottom="0in" table:align="left" style:writing-mode="lr-tb"/>
    </style:style>
    <style:style style:name="Table8.A" style:family="table-column">
      <style:table-column-properties style:column-width="6.3986in"/>
    </style:style>
    <style:style style:name="Table8.1" style:family="table-row">
      <style:table-row-properties style:row-height="0.2917in" fo:keep-together="always"/>
    </style:style>
    <style:style style:name="Table8.A1" style:family="table-cell">
      <style:table-cell-properties fo:padding-left="0.0493in" fo:padding-right="0.0493in" fo:padding-top="0in" fo:padding-bottom="0in" fo:border="none"/>
    </style:style>
    <style:style style:name="Table9" style:family="table">
      <style:table-properties style:width="6.6743in" fo:margin-left="-0.0493in" fo:margin-top="0in" fo:margin-bottom="0in" table:align="left" style:writing-mode="lr-tb"/>
    </style:style>
    <style:style style:name="Table9.A" style:family="table-column">
      <style:table-column-properties style:column-width="6.6743in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bottom" fo:padding-left="0.0493in" fo:padding-right="0.0493in" fo:padding-top="0in" fo:padding-bottom="0in" fo:border="none"/>
    </style:style>
    <style:style style:name="Table9.2" style:family="table-row">
      <style:table-row-properties style:row-height="0.375in" fo:keep-together="always"/>
    </style:style>
    <style:style style:name="Table10" style:family="table">
      <style:table-properties style:width="6.8118in" fo:margin-left="-0.4625in" fo:margin-top="0in" fo:margin-bottom="0in" table:align="left" style:writing-mode="lr-tb"/>
    </style:style>
    <style:style style:name="Table10.A" style:family="table-column">
      <style:table-column-properties style:column-width="3.366in"/>
    </style:style>
    <style:style style:name="Table10.B" style:family="table-column">
      <style:table-column-properties style:column-width="3.4451in"/>
    </style:style>
    <style:style style:name="Table10.1" style:family="table-row">
      <style:table-row-properties style:row-height="1.375in" fo:keep-together="always"/>
    </style:style>
    <style:style style:name="Table10.A1" style:family="table-cell">
      <style:table-cell-properties fo:padding-left="0.0493in" fo:padding-right="0.0493in" fo:padding-top="0in" fo:padding-bottom="0in" fo:border="none"/>
    </style:style>
    <style:style style:name="Table11" style:family="table">
      <style:table-properties style:width="6.3993in" fo:margin-left="-0.0493in" fo:margin-top="0in" fo:margin-bottom="0in" table:align="left" style:writing-mode="lr-tb"/>
    </style:style>
    <style:style style:name="Table11.A" style:family="table-column">
      <style:table-column-properties style:column-width="6.3993in"/>
    </style:style>
    <style:style style:name="Table11.1" style:family="table-row">
      <style:table-row-properties style:row-height="0.375in" fo:keep-together="always"/>
    </style:style>
    <style:style style:name="Table11.A1" style:family="table-cell">
      <style:table-cell-properties style:vertical-align="bottom" fo:padding-left="0.0493in" fo:padding-right="0.0493in" fo:padding-top="0in" fo:padding-bottom="0in" fo:border="none"/>
    </style:style>
    <style:style style:name="MP1" style:family="paragraph" style:parent-style-name="Kopfzeile2Departement">
      <style:text-properties fo:font-weight="bold" style:font-weight-asian="bold"/>
    </style:style>
    <style:style style:name="Mfr1" style:family="graphic" style:parent-style-name="Graphics">
      <style:graphic-properties fo:margin-left="0.1457in" fo:margin-right="0.134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72in" fo:margin-bottom="0.2362in" fo:margin-left="1.1811in" fo:margin-right="0.7874in" style:writing-mode="lr-tb" style:layout-grid-color="#c0c0c0" style:layout-grid-lines="41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3154in" fo:margin-left="0in" fo:margin-right="0in" fo:margin-bottom="0.2756in" style:dynamic-spacing="true"/>
      </style:header-style>
      <style:footer-style>
        <style:header-footer-properties fo:min-height="0.3937in" fo:margin-left="0in" fo:margin-right="0in" fo:margin-top="0.3543in" style:dynamic-spacing="true"/>
      </style:footer-style>
    </style:page-layout>
  </office:automatic-styles>
  <office:master-styles>
    <style:master-page style:name="Standard" style:page-layout-name="Mpm1">
      <style:header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Header"/>
            </table:table-cell>
          </table:table-row>
        </table:table>
        <text:p text:style-name="z_5f_CDB_5f_Platzhalter"/>
      </style:header>
      <style:footer>
        <table:table table:name="Table9" table:style-name="Table9">
          <table:table-column table:style-name="Table9.A"/>
          <table:table-row table:style-name="Table9.1">
            <table:table-cell table:style-name="Table9.A1" office:value-type="string">
              <text:p text:style-name="z_5f_CDB_5f_Seite"><text:page-number text:select-page="current">2</text:page-number>/<text:page-count>4</text:page-count></text:p>
            </table:table-cell>
          </table:table-row>
          <table:table-row table:style-name="Table9.2">
            <table:table-cell table:style-name="Table9.A1" office:value-type="string">
              <text:p text:style-name="z_5f_CDB_5f_Pfadname"><text:bookmark-start text:name="tm_dateiname2"/><text:file-name text:display="name-and-extension">testkonzept-historize.docx</text:file-name><text:bookmark-end text:name="tm_dateiname2"/></text:p>
            </table:table-cell>
          </table:table-row>
        </table:table>
        <text:p text:style-name="z_5f_CDB_5f_Platzhalter"/>
      </style:footer>
    </style:master-page>
    <style:master-page style:name="First_20_Page" style:display-name="First Page" style:page-layout-name="Mpm1" style:next-style-name="Standard">
      <style:header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Text_5f_CDB"/>
              <text:p text:style-name="z_5f_CDB_5f_Logo"/>
              <text:p text:style-name="z_5f_CDB_5f_Logo"/>
            </table:table-cell>
            <table:table-cell table:style-name="Table10.A1" office:value-type="string">
              <text:p text:style-name="Kopfzeile2Departement"/>
              <text:p text:style-name="MP1"/>
              <text:p text:style-name="z_5f_CDB_5f_KopfFett"/>
            </table:table-cell>
          </table:table-row>
        </table:table>
        <text:p text:style-name="z_5f_CDB_5f_Platzhalter"/>
      </style:header>
      <style:footer>
        <table:table table:name="Table11" table:style-name="Table11">
          <table:table-column table:style-name="Table11.A"/>
          <table:table-row table:style-name="Table11.1">
            <table:table-cell table:style-name="Table11.A1" office:value-type="string">
              <text:p text:style-name="z_5f_CDB_5f_Pfadname"><draw:frame draw:style-name="Mfr1" draw:name="Bild 12" text:anchor-type="char" svg:x="5.1161in" svg:y="-0.1264in" svg:width="1.2398in" svg:height="0.2016in" draw:z-index="0"><draw:image xlink:href="Pictures/100000000000019000000041A064902E2B93D843.jpg" xlink:type="simple" xlink:show="embed" xlink:actuate="onLoad"/><svg:desc>hermes_schriftzug_blau_3366cc</svg:desc></draw:frame><text:bookmark-start text:name="tm_pfad"/><text:bookmark-start text:name="tm_dateiname"/><text:file-name text:display="name-and-extension">testkonzept-historize.docx</text:file-name><text:bookmark-end text:name="tm_pfad"/><text:bookmark-end text:name="tm_dateiname"/> <text:s text:c="9"/></text:p>
            </table:table-cell>
          </table:table-row>
          <table:table-row table:style-name="Table11.1">
            <table:table-cell table:style-name="Table11.A1" office:value-type="string">
              <text:p text:style-name="z_5f_CDB_5f_Pfadname"><text:bookmark text:name="_Hlk112468646"/></text:p>
            </table:table-cell>
          </table:table-row>
        </table:table>
        <text:p text:style-name="z_5f_CDB_5f_Platzhal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konzept</dc:title>
    <meta:editing-cycles>4</meta:editing-cycles>
    <meta:creation-date>2015-12-02T13:40:00</meta:creation-date>
    <dc:date>2017-05-15T16:52:56.933065142</dc:date>
    <meta:editing-duration>PT25M36S</meta:editing-duration>
    <meta:generator>LibreOffice/5.1.4.2$Linux_X86_64 LibreOffice_project/10m0$Build-2</meta:generator>
    <meta:document-statistic meta:table-count="12" meta:image-count="1" meta:object-count="0" meta:page-count="4" meta:paragraph-count="124" meta:word-count="288" meta:character-count="2285" meta:non-whitespace-character-count="21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